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76445D6AD3200CB5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05cm" fo:min-width="7.5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05cm" fo:min-width="7.5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05cm" fo:min-width="7.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7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.3cm" svg:x="6.4cm" svg:y="1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3cm" svg:x="6.4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1.3cm" svg:x="6.4cm" svg:y="16.5cm">
          <text:p text:style-name="P2">**********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cm" svg:x="8.4cm" svg:y="18.5cm">
          <text:p text:style-name="P2">Connexion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cm" svg:height="0.962cm" svg:x="7cm" svg:y="15cm">
          <draw:text-box>
            <text:p text:style-name="P2">Mr Martin </text:p>
          </draw:text-box>
        </draw:frame>
        <draw:frame draw:style-name="gr6" draw:text-style-name="P2" draw:layer="layout" svg:width="9cm" svg:height="7.079cm" svg:x="5.1cm" svg:y="5.821cm">
          <draw:image xlink:href="Pictures/100002010000009600000076445D6AD3200CB5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56:24.887479242</meta:creation-date>
    <dc:date>2018-02-08T12:00:40.477254784</dc:date>
    <meta:editing-duration>PT4M15S</meta:editing-duration>
    <meta:editing-cycles>1</meta:editing-cycles>
    <meta:document-statistic meta:object-count="6"/>
    <meta:generator>LibreOffice/5.1.6.2$Linux_X86_64 LibreOffice_project/10m0$Build-2</meta:generator>
  </office:meta>
</office:document-meta>
</file>